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000000213B4F5A7359DA4BE12.png" manifest:media-type="image/png"/>
  <manifest:file-entry manifest:full-path="Pictures/100000010000037B000002258CC19506D6131A13.png" manifest:media-type="image/png"/>
  <manifest:file-entry manifest:full-path="Pictures/10000001000004B7000000DDA5CDFA07C7F5EC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dd" officeooo:paragraph-rsid="000ab7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de:</text:p>
      <text:p text:style-name="Standard"/>
      <text:p text:style-name="Standard"/>
      <text:p text:style-name="Standard"><draw:frame draw:style-name="fr1" draw:name="Image1" text:anchor-type="char" svg:x="0in" svg:y="0.0398in" svg:width="6.9252in" svg:height="1.2673in" draw:z-index="0"><draw:image xlink:href="Pictures/10000001000004B7000000DDA5CDFA07C7F5ECE7.png" xlink:type="simple" xlink:show="embed" xlink:actuate="onLoad" draw:mime-type="image/png"/></draw:frame></text:p>
      <text:p text:style-name="Standard"/>
      <text:p text:style-name="P1">Directories to be copied:</text:p>
      <text:p text:style-name="P1"/>
      <text:p text:style-name="P1"/>
      <text:p text:style-name="P1"/>
      <text:p text:style-name="P1"/>
      <text:p text:style-name="P1"><draw:frame draw:style-name="fr1" draw:name="Image3" text:anchor-type="char" svg:x="0.0209in" svg:y="0.0102in" svg:width="6.9252in" svg:height="4.2665in" draw:z-index="2"><draw:image xlink:href="Pictures/100000010000037B000002258CC19506D6131A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0835in" svg:y="0.5283in" svg:width="6.9252in" svg:height="4.1783in" draw:z-index="1"><draw:image xlink:href="Pictures/100000010000037000000213B4F5A7359DA4BE12.png" xlink:type="simple" xlink:show="embed" xlink:actuate="onLoad" draw:mime-type="image/png"/></draw:frame><text:soft-page-break/>Compressed fil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2:24:01.158288618</meta:creation-date>
    <dc:date>2023-12-04T22:26:08.420380535</dc:date>
    <meta:editing-duration>PT2M8S</meta:editing-duration>
    <meta:editing-cycles>1</meta:editing-cycles>
    <meta:document-statistic meta:table-count="0" meta:image-count="3" meta:object-count="0" meta:page-count="2" meta:paragraph-count="3" meta:word-count="7" meta:character-count="47" meta:non-whitespace-character-count="43"/>
    <meta:generator>LibreOffice/7.3.7.2$Linux_X86_64 LibreOffice_project/30$Build-2</meta:generator>
  </office:meta>
</office:document-meta>
</file>